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rfc-language-tag="en-GB-oed" fo:language="en" fo:country="GB" officeooo:paragraph-rsid="000970a4"/>
    </style:style>
    <style:style style:name="P2" style:family="paragraph" style:parent-style-name="Text_20_body">
      <style:text-properties style:rfc-language-tag="en-GB-oed" fo:language="en" fo:country="GB" officeooo:rsid="000970a4" officeooo:paragraph-rsid="000970a4"/>
    </style:style>
    <style:style style:name="P3" style:family="paragraph" style:parent-style-name="Heading_20_2">
      <style:text-properties style:rfc-language-tag="en-GB-oed" fo:language="en" fo:country="GB" officeooo:rsid="0006f08a" officeooo:paragraph-rsid="0006f08a"/>
    </style:style>
    <style:style style:name="P4" style:family="paragraph" style:parent-style-name="Text_20_body">
      <style:text-properties style:rfc-language-tag="en-GB-oed" fo:language="en" fo:country="GB" officeooo:paragraph-rsid="000970a4"/>
    </style:style>
    <style:style style:name="P5" style:family="paragraph" style:parent-style-name="Text_20_body">
      <style:text-properties style:rfc-language-tag="en-GB-oed" fo:language="en" fo:country="GB" officeooo:rsid="000970a4" officeooo:paragraph-rsid="000970a4"/>
    </style:style>
    <style:style style:name="T1" style:family="text">
      <style:text-properties officeooo:rsid="000970a4"/>
    </style:style>
    <style:style style:name="T2" style:family="text">
      <style:text-properties officeooo:rsid="000970a4"/>
    </style:style>
  </office:automatic-styles>
  <office:body>
    <office:text>
      <text:tracked-changes>
        <text:changed-region xml:id="ct30680496" text:id="ct30680496">
          <text:format-change>
            <office:change-info>
              <dc:creator>Unknown Author</dc:creator>
              <dc:date>2015-03-27T12:01:00</dc:date>
            </office:change-info>
          </text:format-change>
        </text:changed-region>
        <text:changed-region xml:id="ct48429296" text:id="ct48429296">
          <text:insertion>
            <office:change-info>
              <dc:creator>Unknown Author</dc:creator>
              <dc:date>2015-03-27T12:02:00</dc:date>
            </office:change-info>
          </text:insertion>
        </text:changed-region>
        <text:changed-region xml:id="ct33067328" text:id="ct33067328">
          <text:insertion>
            <office:change-info>
              <dc:creator>Unknown Author</dc:creator>
              <dc:date>2015-03-27T12:03:00</dc:date>
            </office:change-info>
          </text:insertion>
        </text:changed-region>
        <text:changed-region xml:id="ct60603984" text:id="ct60603984">
          <text:insertion>
            <office:change-info>
              <dc:creator>Unknown Author</dc:creator>
              <dc:date>2015-03-27T12:04:00</dc:date>
            </office:change-info>
          </text:insertion>
        </text:changed-region>
        <text:changed-region xml:id="ct56072704" text:id="ct56072704">
          <text:insertion>
            <office:change-info>
              <dc:creator>Unknown Author</dc:creator>
              <dc:date>2015-03-27T12:10:00</dc:date>
            </office:change-info>
          </text:insertion>
        </text:changed-region>
        <text:changed-region xml:id="ct35051904" text:id="ct35051904">
          <text:insertion>
            <office:change-info>
              <dc:creator>Unknown Author</dc:creator>
              <dc:date>2015-03-27T12:11:00</dc:date>
            </office:change-info>
          </text:insertion>
        </text:changed-region>
        <text:changed-region xml:id="ct29666192" text:id="ct29666192">
          <text:insertion>
            <office:change-info>
              <dc:creator>Unknown Author</dc:creator>
              <dc:date>2015-03-27T12:12:00</dc:date>
            </office:change-info>
          </text:insertion>
        </text:changed-region>
        <text:changed-region xml:id="ct31872112" text:id="ct31872112">
          <text:deletion>
            <office:change-info>
              <dc:creator>Unknown Author</dc:creator>
              <dc:date>2015-03-27T12:23:00</dc:date>
            </office:change-info>
            <text:p text:style-name="P1"><text:span text:style-name="T1">ntroller is a very small computer that is equipped with inputs and outputs that can be used to control a machine. Since the microcontroller does not operate in a stand-alone fashion, like a personal computer does, but is a part of a larger whole – the machine thus controlled – , such a controller including its software is called an embedded system. In one very important respect, however, a microcontroller is a real computer: it operates under the control of a program. The design and construction of an embedded system, therefore, unavoidably involves programming. In this project, methods and techniques are used to which the participants have been introduced during a preceding quarter. In particular, the project elaborates on the knowledge and experience with (the programming of) microcontrollers obtained in the Computer Systems course. In this project the participants also have to solve problems of a mechanical or electrical nature, which cannot be considered as true software engineering problems, but which a software engineer may encounter in an industrial environment. In this respect this project clearly has a multi-disciplinary flavour.</text:span></text:p>
            <text:p text:style-name="P2"/>
            <text:p text:style-name="P1">The subject of the Design Based Learning project “DBL 2IO70” is: specification, design, and construction of a machine that is controlled by a, so-called, microcontroller. A microco</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change-start text:change-id="ct30680496"/>Introduction</text:h>
      <text:p text:style-name="P1"><text:span text:style-name="T1">In this document you will find the details on how we have designed and built, in the past eight weeks, a sorting machine and the software that runs it. The Final Report will contain</text:span><text:change-end text:change-id="ct30680496"/><text:change-start text:change-id="ct48429296"/><text:span text:style-name="T1"> the five “Product” documents</text:span><text:change-end text:change-id="ct48429296"/><text:change-start text:change-id="ct33067328"/><text:span text:style-name="T1"> previously handed in and approved by the tutor, and a “Proc</text:span><text:change-end text:change-id="ct33067328"/><text:change-start text:change-id="ct60603984"/><text:span text:style-name="T1">ess” document. </text:span><text:change-end text:change-id="ct60603984"/><text:change-start text:change-id="ct56072704"/><text:span text:style-name="T1">The five Product documents explain how we arrived at our final</text:span><text:change-end text:change-id="ct56072704"/><text:change-start text:change-id="ct35051904"/><text:span text:style-name="T1"> design for both the hardware and the software. In order, these are “Machine Design”, where</text:span><text:change-end text:change-id="ct35051904"/><text:change-start text:change-id="ct29666192"/><text:span text:style-name="T1"> we explain how the machine was designed. Then comes “Software Specification”, where we made a finite state automaton that the software was going to be based on. Then came the “Software Design” and “Software Implementation” documents in which we first designed the full program in pseudo-Java code and then subsequently translated this into working Assembly code. The final Product document is “Validation and Testing” where we describe the measures we took to ensure that our product would meet the initial requirements. The second part of the Final Report is the Process document, in this document we describe how we worked as a group over the course of this project, and how we decided to tackle any issues that arose. This Final Report is the final deliverable for the course. </text:span><text:change-end text:change-id="ct29666192"/><text:change text:change-id="ct318721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1:45:22.242930119</meta:creation-date>
    <dc:date>2015-03-27T12:56:24.253255418</dc:date>
    <meta:editing-duration>PT47M37S</meta:editing-duration>
    <meta:editing-cycles>11</meta:editing-cycles>
    <meta:generator>LibreOffice/4.3.3.2$Linux_X86_64 LibreOffice_project/430m0$Build-2</meta:generator>
    <meta:document-statistic meta:table-count="0" meta:image-count="0" meta:object-count="0" meta:page-count="1" meta:paragraph-count="2" meta:word-count="206" meta:character-count="1231" meta:non-whitespace-character-count="1026"/>
  </office:meta>
</office:document-meta>
</file>